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51941666667" calcext:value-type="float">
            <text:p>2.24452</text:p>
          </table:table-cell>
          <table:table-cell office:value-type="float" office:value="2.4792865" calcext:value-type="float">
            <text:p>2.47929</text:p>
          </table:table-cell>
          <table:table-cell office:value-type="float" office:value="4.44449" calcext:value-type="float">
            <text:p>4.444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34" calcext:value-type="float">
            <text:p>2.24134</text:p>
          </table:table-cell>
          <table:table-cell office:value-type="float" office:value="2.47851125" calcext:value-type="float">
            <text:p>2.47851</text:p>
          </table:table-cell>
          <table:table-cell office:value-type="float" office:value="4.370712" calcext:value-type="float">
            <text:p>4.370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389225" calcext:value-type="float">
            <text:p>2.27389</text:p>
          </table:table-cell>
          <table:table-cell office:value-type="float" office:value="2.3779485" calcext:value-type="float">
            <text:p>2.37795</text:p>
          </table:table-cell>
          <table:table-cell office:value-type="float" office:value="4.261584" calcext:value-type="float">
            <text:p>4.261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00483333333" calcext:value-type="float">
            <text:p>2.181</text:p>
          </table:table-cell>
          <table:table-cell office:value-type="float" office:value="2.37551983333333" calcext:value-type="float">
            <text:p>2.37552</text:p>
          </table:table-cell>
          <table:table-cell office:value-type="float" office:value="3.397982" calcext:value-type="float">
            <text:p>3.397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1325" calcext:value-type="float">
            <text:p>2.22513</text:p>
          </table:table-cell>
          <table:table-cell office:value-type="float" office:value="2.37364666666667" calcext:value-type="float">
            <text:p>2.37365</text:p>
          </table:table-cell>
          <table:table-cell office:value-type="float" office:value="3.18095" calcext:value-type="float">
            <text:p>3.180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0177958333333" calcext:value-type="float">
            <text:p>2.20178</text:p>
          </table:table-cell>
          <table:table-cell office:value-type="float" office:value="2.35342875" calcext:value-type="float">
            <text:p>2.35343</text:p>
          </table:table-cell>
          <table:table-cell office:value-type="float" office:value="3.265843" calcext:value-type="float">
            <text:p>3.265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928808333333" calcext:value-type="float">
            <text:p>2.23929</text:p>
          </table:table-cell>
          <table:table-cell office:value-type="float" office:value="2.32418266666667" calcext:value-type="float">
            <text:p>2.32418</text:p>
          </table:table-cell>
          <table:table-cell office:value-type="float" office:value="3.698547" calcext:value-type="float">
            <text:p>3.69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70191666667" calcext:value-type="float">
            <text:p>2.1907</text:p>
          </table:table-cell>
          <table:table-cell office:value-type="float" office:value="2.32087275" calcext:value-type="float">
            <text:p>2.32087</text:p>
          </table:table-cell>
          <table:table-cell office:value-type="float" office:value="3.566294" calcext:value-type="float">
            <text:p>3.566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353508333333" calcext:value-type="float">
            <text:p>2.31354</text:p>
          </table:table-cell>
          <table:table-cell office:value-type="float" office:value="2.35409758333333" calcext:value-type="float">
            <text:p>2.3541</text:p>
          </table:table-cell>
          <table:table-cell office:value-type="float" office:value="4.582235" calcext:value-type="float">
            <text:p>4.582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651066666667" calcext:value-type="float">
            <text:p>2.23651</text:p>
          </table:table-cell>
          <table:table-cell office:value-type="float" office:value="2.305829" calcext:value-type="float">
            <text:p>2.30583</text:p>
          </table:table-cell>
          <table:table-cell office:value-type="float" office:value="3.830426" calcext:value-type="float">
            <text:p>3.830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25433333333" calcext:value-type="float">
            <text:p>2.25525</text:p>
          </table:table-cell>
          <table:table-cell office:value-type="float" office:value="2.30451975" calcext:value-type="float">
            <text:p>2.30452</text:p>
          </table:table-cell>
          <table:table-cell office:value-type="float" office:value="3.898606" calcext:value-type="float">
            <text:p>3.898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608183333333" calcext:value-type="float">
            <text:p>2.29608</text:p>
          </table:table-cell>
          <table:table-cell office:value-type="float" office:value="2.40403975" calcext:value-type="float">
            <text:p>2.40404</text:p>
          </table:table-cell>
          <table:table-cell office:value-type="float" office:value="4.276054" calcext:value-type="float">
            <text:p>4.276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000208333333" calcext:value-type="float">
            <text:p>2.29</text:p>
          </table:table-cell>
          <table:table-cell office:value-type="float" office:value="2.40831416666667" calcext:value-type="float">
            <text:p>2.40831</text:p>
          </table:table-cell>
          <table:table-cell office:value-type="float" office:value="4.663761" calcext:value-type="float">
            <text:p>4.663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83225" calcext:value-type="float">
            <text:p>2.20583</text:p>
          </table:table-cell>
          <table:table-cell office:value-type="float" office:value="2.288496" calcext:value-type="float">
            <text:p>2.2885</text:p>
          </table:table-cell>
          <table:table-cell office:value-type="float" office:value="3.380826" calcext:value-type="float">
            <text:p>3.380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30058333333" calcext:value-type="float">
            <text:p>2.2823</text:p>
          </table:table-cell>
          <table:table-cell office:value-type="float" office:value="2.46813266666667" calcext:value-type="float">
            <text:p>2.46813</text:p>
          </table:table-cell>
          <table:table-cell office:value-type="float" office:value="4.471938" calcext:value-type="float">
            <text:p>4.471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137233333333" calcext:value-type="float">
            <text:p>2.28137</text:p>
          </table:table-cell>
          <table:table-cell office:value-type="float" office:value="2.38564691666667" calcext:value-type="float">
            <text:p>2.38565</text:p>
          </table:table-cell>
          <table:table-cell office:value-type="float" office:value="3.980502" calcext:value-type="float">
            <text:p>3.98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75116666667" calcext:value-type="float">
            <text:p>2.27975</text:p>
          </table:table-cell>
          <table:table-cell office:value-type="float" office:value="2.40890491666667" calcext:value-type="float">
            <text:p>2.4089</text:p>
          </table:table-cell>
          <table:table-cell office:value-type="float" office:value="4.372978" calcext:value-type="float">
            <text:p>4.372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76791666667" calcext:value-type="float">
            <text:p>2.27877</text:p>
          </table:table-cell>
          <table:table-cell office:value-type="float" office:value="2.45248791666667" calcext:value-type="float">
            <text:p>2.45249</text:p>
          </table:table-cell>
          <table:table-cell office:value-type="float" office:value="4.312492" calcext:value-type="float">
            <text:p>4.312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49391666667" calcext:value-type="float">
            <text:p>2.26749</text:p>
          </table:table-cell>
          <table:table-cell office:value-type="float" office:value="2.44579266666667" calcext:value-type="float">
            <text:p>2.44579</text:p>
          </table:table-cell>
          <table:table-cell office:value-type="float" office:value="4.242004" calcext:value-type="float">
            <text:p>4.2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6727808333333" calcext:value-type="float">
            <text:p>2.26728</text:p>
          </table:table-cell>
          <table:table-cell office:value-type="float" office:value="2.42714433333333" calcext:value-type="float">
            <text:p>2.42714</text:p>
          </table:table-cell>
          <table:table-cell office:value-type="float" office:value="4.556699" calcext:value-type="float">
            <text:p>4.55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9976" calcext:value-type="float">
            <text:p>2.25998</text:p>
          </table:table-cell>
          <table:table-cell office:value-type="float" office:value="2.26192475" calcext:value-type="float">
            <text:p>2.26192</text:p>
          </table:table-cell>
          <table:table-cell office:value-type="float" office:value="3.689253" calcext:value-type="float">
            <text:p>3.689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995208333333" calcext:value-type="float">
            <text:p>2.25995</text:p>
          </table:table-cell>
          <table:table-cell office:value-type="float" office:value="2.31059375" calcext:value-type="float">
            <text:p>2.31059</text:p>
          </table:table-cell>
          <table:table-cell office:value-type="float" office:value="3.891379" calcext:value-type="float">
            <text:p>3.891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69341666667" calcext:value-type="float">
            <text:p>2.25569</text:p>
          </table:table-cell>
          <table:table-cell office:value-type="float" office:value="2.2967655" calcext:value-type="float">
            <text:p>2.29677</text:p>
          </table:table-cell>
          <table:table-cell office:value-type="float" office:value="3.779573" calcext:value-type="float">
            <text:p>3.779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386266666667" calcext:value-type="float">
            <text:p>2.25386</text:p>
          </table:table-cell>
          <table:table-cell office:value-type="float" office:value="2.24903266666667" calcext:value-type="float">
            <text:p>2.24903</text:p>
          </table:table-cell>
          <table:table-cell office:value-type="float" office:value="3.951748" calcext:value-type="float">
            <text:p>3.951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23133333333" calcext:value-type="float">
            <text:p>2.24723</text:p>
          </table:table-cell>
          <table:table-cell office:value-type="float" office:value="2.41072758333333" calcext:value-type="float">
            <text:p>2.41073</text:p>
          </table:table-cell>
          <table:table-cell office:value-type="float" office:value="3.965747" calcext:value-type="float">
            <text:p>3.965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92033333333" calcext:value-type="float">
            <text:p>2.24692</text:p>
          </table:table-cell>
          <table:table-cell office:value-type="float" office:value="2.43240408333333" calcext:value-type="float">
            <text:p>2.4324</text:p>
          </table:table-cell>
          <table:table-cell office:value-type="float" office:value="4.117532" calcext:value-type="float">
            <text:p>4.117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4678258333333" calcext:value-type="float">
            <text:p>2.24678</text:p>
          </table:table-cell>
          <table:table-cell office:value-type="float" office:value="2.344703" calcext:value-type="float">
            <text:p>2.3447</text:p>
          </table:table-cell>
          <table:table-cell office:value-type="float" office:value="4.087651" calcext:value-type="float">
            <text:p>4.087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591425" calcext:value-type="float">
            <text:p>2.24591</text:p>
          </table:table-cell>
          <table:table-cell office:value-type="float" office:value="2.34802425" calcext:value-type="float">
            <text:p>2.34802</text:p>
          </table:table-cell>
          <table:table-cell office:value-type="float" office:value="3.725763" calcext:value-type="float">
            <text:p>3.725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339358333333" calcext:value-type="float">
            <text:p>2.24339</text:p>
          </table:table-cell>
          <table:table-cell office:value-type="float" office:value="2.30280483333333" calcext:value-type="float">
            <text:p>2.3028</text:p>
          </table:table-cell>
          <table:table-cell office:value-type="float" office:value="4.141442" calcext:value-type="float">
            <text:p>4.141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67841666667" calcext:value-type="float">
            <text:p>2.24168</text:p>
          </table:table-cell>
          <table:table-cell office:value-type="float" office:value="2.34021508333333" calcext:value-type="float">
            <text:p>2.34022</text:p>
          </table:table-cell>
          <table:table-cell office:value-type="float" office:value="3.862635" calcext:value-type="float">
            <text:p>3.862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49908333333" calcext:value-type="float">
            <text:p>2.2415</text:p>
          </table:table-cell>
          <table:table-cell office:value-type="float" office:value="2.30650575" calcext:value-type="float">
            <text:p>2.30651</text:p>
          </table:table-cell>
          <table:table-cell office:value-type="float" office:value="3.801118" calcext:value-type="float">
            <text:p>3.801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726375" calcext:value-type="float">
            <text:p>2.23726</text:p>
          </table:table-cell>
          <table:table-cell office:value-type="float" office:value="2.33902125" calcext:value-type="float">
            <text:p>2.33902</text:p>
          </table:table-cell>
          <table:table-cell office:value-type="float" office:value="3.438006" calcext:value-type="float">
            <text:p>3.438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65591666667" calcext:value-type="float">
            <text:p>2.25866</text:p>
          </table:table-cell>
          <table:table-cell office:value-type="float" office:value="2.22969383333333" calcext:value-type="float">
            <text:p>2.22969</text:p>
          </table:table-cell>
          <table:table-cell office:value-type="float" office:value="4.067898" calcext:value-type="float">
            <text:p>4.06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556575" calcext:value-type="float">
            <text:p>2.22557</text:p>
          </table:table-cell>
          <table:table-cell office:value-type="float" office:value="2.39396366666667" calcext:value-type="float">
            <text:p>2.39396</text:p>
          </table:table-cell>
          <table:table-cell office:value-type="float" office:value="3.656438" calcext:value-type="float">
            <text:p>3.656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326216666667" calcext:value-type="float">
            <text:p>2.22326</text:p>
          </table:table-cell>
          <table:table-cell office:value-type="float" office:value="2.22652091666667" calcext:value-type="float">
            <text:p>2.22652</text:p>
          </table:table-cell>
          <table:table-cell office:value-type="float" office:value="3.760204" calcext:value-type="float">
            <text:p>3.76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9545" calcext:value-type="float">
            <text:p>2.21795</text:p>
          </table:table-cell>
          <table:table-cell office:value-type="float" office:value="2.16878241666667" calcext:value-type="float">
            <text:p>2.16878</text:p>
          </table:table-cell>
          <table:table-cell office:value-type="float" office:value="2.786426" calcext:value-type="float">
            <text:p>2.786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06516666667" calcext:value-type="float">
            <text:p>2.21107</text:p>
          </table:table-cell>
          <table:table-cell office:value-type="float" office:value="2.306471" calcext:value-type="float">
            <text:p>2.30647</text:p>
          </table:table-cell>
          <table:table-cell office:value-type="float" office:value="3.010091" calcext:value-type="float">
            <text:p>3.010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60566666667" calcext:value-type="float">
            <text:p>2.21061</text:p>
          </table:table-cell>
          <table:table-cell office:value-type="float" office:value="2.33001983333333" calcext:value-type="float">
            <text:p>2.33002</text:p>
          </table:table-cell>
          <table:table-cell office:value-type="float" office:value="3.726918" calcext:value-type="float">
            <text:p>3.726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28941666667" calcext:value-type="float">
            <text:p>2.21029</text:p>
          </table:table-cell>
          <table:table-cell office:value-type="float" office:value="2.38535941666667" calcext:value-type="float">
            <text:p>2.38536</text:p>
          </table:table-cell>
          <table:table-cell office:value-type="float" office:value="3.076156" calcext:value-type="float">
            <text:p>3.076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24625" calcext:value-type="float">
            <text:p>2.20525</text:p>
          </table:table-cell>
          <table:table-cell office:value-type="float" office:value="2.40102458333333" calcext:value-type="float">
            <text:p>2.40102</text:p>
          </table:table-cell>
          <table:table-cell office:value-type="float" office:value="3.526474" calcext:value-type="float">
            <text:p>3.526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98466666667" calcext:value-type="float">
            <text:p>2.20498</text:p>
          </table:table-cell>
          <table:table-cell office:value-type="float" office:value="2.22138716666667" calcext:value-type="float">
            <text:p>2.22139</text:p>
          </table:table-cell>
          <table:table-cell office:value-type="float" office:value="3.091378" calcext:value-type="float">
            <text:p>3.091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1031" calcext:value-type="float">
            <text:p>2.20103</text:p>
          </table:table-cell>
          <table:table-cell office:value-type="float" office:value="2.31003766666667" calcext:value-type="float">
            <text:p>2.31004</text:p>
          </table:table-cell>
          <table:table-cell office:value-type="float" office:value="3.531836" calcext:value-type="float">
            <text:p>3.531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075966666667" calcext:value-type="float">
            <text:p>2.19076</text:p>
          </table:table-cell>
          <table:table-cell office:value-type="float" office:value="2.26120841666667" calcext:value-type="float">
            <text:p>2.26121</text:p>
          </table:table-cell>
          <table:table-cell office:value-type="float" office:value="3.498826" calcext:value-type="float">
            <text:p>3.498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19783333333" calcext:value-type="float">
            <text:p>2.1852</text:p>
          </table:table-cell>
          <table:table-cell office:value-type="float" office:value="2.12515283333333" calcext:value-type="float">
            <text:p>2.12515</text:p>
          </table:table-cell>
          <table:table-cell office:value-type="float" office:value="3.129359" calcext:value-type="float">
            <text:p>3.129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953691666667" calcext:value-type="float">
            <text:p>2.17954</text:p>
          </table:table-cell>
          <table:table-cell office:value-type="float" office:value="2.2122865" calcext:value-type="float">
            <text:p>2.21229</text:p>
          </table:table-cell>
          <table:table-cell office:value-type="float" office:value="3.172094" calcext:value-type="float">
            <text:p>3.17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440758333333" calcext:value-type="float">
            <text:p>2.17441</text:p>
          </table:table-cell>
          <table:table-cell office:value-type="float" office:value="2.23411591666667" calcext:value-type="float">
            <text:p>2.23412</text:p>
          </table:table-cell>
          <table:table-cell office:value-type="float" office:value="2.763927" calcext:value-type="float">
            <text:p>2.763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114658333333" calcext:value-type="float">
            <text:p>2.17115</text:p>
          </table:table-cell>
          <table:table-cell office:value-type="float" office:value="2.306502" calcext:value-type="float">
            <text:p>2.3065</text:p>
          </table:table-cell>
          <table:table-cell office:value-type="float" office:value="3.204796" calcext:value-type="float">
            <text:p>3.20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19458333333" calcext:value-type="float">
            <text:p>2.16819</text:p>
          </table:table-cell>
          <table:table-cell office:value-type="float" office:value="2.1401525" calcext:value-type="float">
            <text:p>2.14015</text:p>
          </table:table-cell>
          <table:table-cell office:value-type="float" office:value="3.01189" calcext:value-type="float">
            <text:p>3.011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675933333333" calcext:value-type="float">
            <text:p>2.16676</text:p>
          </table:table-cell>
          <table:table-cell office:value-type="float" office:value="2.24699058333333" calcext:value-type="float">
            <text:p>2.24699</text:p>
          </table:table-cell>
          <table:table-cell office:value-type="float" office:value="3.182576" calcext:value-type="float">
            <text:p>3.182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09116666667" calcext:value-type="float">
            <text:p>2.16509</text:p>
          </table:table-cell>
          <table:table-cell office:value-type="float" office:value="2.29481991666667" calcext:value-type="float">
            <text:p>2.29482</text:p>
          </table:table-cell>
          <table:table-cell office:value-type="float" office:value="2.893252" calcext:value-type="float">
            <text:p>2.893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39116666667" calcext:value-type="float">
            <text:p>2.15639</text:p>
          </table:table-cell>
          <table:table-cell office:value-type="float" office:value="2.40191491666667" calcext:value-type="float">
            <text:p>2.40191</text:p>
          </table:table-cell>
          <table:table-cell office:value-type="float" office:value="3.331" calcext:value-type="float">
            <text:p>3.3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585308333333" calcext:value-type="float">
            <text:p>2.15585</text:p>
          </table:table-cell>
          <table:table-cell office:value-type="float" office:value="2.28904683333333" calcext:value-type="float">
            <text:p>2.28905</text:p>
          </table:table-cell>
          <table:table-cell office:value-type="float" office:value="3.174761" calcext:value-type="float">
            <text:p>3.174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225041666667" calcext:value-type="float">
            <text:p>2.15225</text:p>
          </table:table-cell>
          <table:table-cell office:value-type="float" office:value="2.37318625" calcext:value-type="float">
            <text:p>2.37319</text:p>
          </table:table-cell>
          <table:table-cell office:value-type="float" office:value="3.318959" calcext:value-type="float">
            <text:p>3.318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091175" calcext:value-type="float">
            <text:p>2.15091</text:p>
          </table:table-cell>
          <table:table-cell office:value-type="float" office:value="2.094688" calcext:value-type="float">
            <text:p>2.09469</text:p>
          </table:table-cell>
          <table:table-cell office:value-type="float" office:value="2.712546" calcext:value-type="float">
            <text:p>2.712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5052958333333" calcext:value-type="float">
            <text:p>2.15053</text:p>
          </table:table-cell>
          <table:table-cell office:value-type="float" office:value="2.30990916666667" calcext:value-type="float">
            <text:p>2.30991</text:p>
          </table:table-cell>
          <table:table-cell office:value-type="float" office:value="2.705367" calcext:value-type="float">
            <text:p>2.705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295741666667" calcext:value-type="float">
            <text:p>2.14296</text:p>
          </table:table-cell>
          <table:table-cell office:value-type="float" office:value="2.22354866666667" calcext:value-type="float">
            <text:p>2.22355</text:p>
          </table:table-cell>
          <table:table-cell office:value-type="float" office:value="2.70478" calcext:value-type="float">
            <text:p>2.704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007575" calcext:value-type="float">
            <text:p>2.13008</text:p>
          </table:table-cell>
          <table:table-cell office:value-type="float" office:value="2.22482116666667" calcext:value-type="float">
            <text:p>2.22482</text:p>
          </table:table-cell>
          <table:table-cell office:value-type="float" office:value="2.710049" calcext:value-type="float">
            <text:p>2.710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510175" calcext:value-type="float">
            <text:p>2.1751</text:p>
          </table:table-cell>
          <table:table-cell office:value-type="float" office:value="2.11638716666667" calcext:value-type="float">
            <text:p>2.11639</text:p>
          </table:table-cell>
          <table:table-cell office:value-type="float" office:value="2.31866" calcext:value-type="float">
            <text:p>2.318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370341666667" calcext:value-type="float">
            <text:p>2.1637</text:p>
          </table:table-cell>
          <table:table-cell office:value-type="float" office:value="2.11256758333333" calcext:value-type="float">
            <text:p>2.11257</text:p>
          </table:table-cell>
          <table:table-cell office:value-type="float" office:value="2.809098" calcext:value-type="float">
            <text:p>2.80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960191666667" calcext:value-type="float">
            <text:p>2.1096</text:p>
          </table:table-cell>
          <table:table-cell office:value-type="float" office:value="2.07467691666667" calcext:value-type="float">
            <text:p>2.07468</text:p>
          </table:table-cell>
          <table:table-cell office:value-type="float" office:value="2.268676" calcext:value-type="float">
            <text:p>2.268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0" calcext:value-type="float">
            <text:p>0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5" calcext:value-type="float">
            <text:p>5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50:19.980792822</dc:date>
    <meta:document-statistic meta:table-count="1" meta:cell-count="4636" meta:object-count="0"/>
    <meta:generator>LibreOffice/4.2.8.2$Linux_X86_64 LibreOffice_project/420m0$Build-2</meta:generator>
  </office:meta>
</office:document-meta>
</file>